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000000" draw:opacity="50%" draw:textarea-horizontal-align="justify" draw:textarea-vertical-align="middle" draw:auto-grow-height="false" fo:min-height="1.164cm" fo:min-width="0.91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000000" draw:opacity="50%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000000" draw:opacity="50%" draw:textarea-horizontal-align="justify" draw:textarea-vertical-align="middle" draw:auto-grow-height="false" fo:min-height="0.688cm" fo:min-width="0.438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000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cm" svg:height="2cm" svg:x="8.2cm" svg:y="3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6.2cm" svg:y="3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2cm" svg:y1="4.745cm" svg:x2="16.2cm" svg:y2="4.745cm">
          <text:p/>
        </draw:line>
        <draw:frame draw:style-name="gr4" draw:text-style-name="P3" draw:layer="layout" svg:width="2.236cm" svg:height="0.967cm" svg:x="7.964cm" svg:y="2.54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2.238cm" svg:height="0.967cm" svg:x="16.2cm" svg:y="2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2" draw:layer="layout" svg:x1="6.2cm" svg:y1="6.345cm" svg:x2="19.4cm" svg:y2="6.345cm">
          <text:p/>
        </draw:line>
        <draw:frame draw:style-name="gr4" draw:text-style-name="P3" draw:layer="layout" svg:width="0.623cm" svg:height="0.855cm" svg:x="19.225cm" svg:y="6.6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6" draw:text-style-name="P2" draw:layer="layout" svg:x1="9.2cm" svg:y1="4.945cm" svg:x2="9.2cm" svg:y2="6.545cm">
          <text:p/>
        </draw:line>
        <draw:line draw:style-name="gr6" draw:text-style-name="P2" draw:layer="layout" svg:x1="17.2cm" svg:y1="4.945cm" svg:x2="17.2cm" svg:y2="6.545cm">
          <text:p/>
        </draw:line>
        <draw:frame draw:style-name="gr4" draw:text-style-name="P3" draw:layer="layout" svg:width="1.915cm" svg:height="0.967cm" svg:x="8.2cm" svg:y="7.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3" draw:layer="layout" svg:width="1.994cm" svg:height="0.967cm" svg:x="16.206cm" svg:y="7.03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2" draw:layer="layout" svg:x1="13.2cm" svg:y1="4.745cm" svg:x2="13.2cm" svg:y2="6.345cm">
          <text:p/>
        </draw:line>
        <draw:frame draw:style-name="gr4" draw:text-style-name="P3" draw:layer="layout" svg:width="2.695cm" svg:height="0.967cm" svg:x="11.876cm" svg:y="6.54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7" draw:text-style-name="P1" draw:layer="layout" svg:width="1.4cm" svg:height="1.4cm" svg:x="8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6cm" svg:y="12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8cm" svg:y1="13.345cm" svg:x2="16cm" svg:y2="13.345cm">
          <text:p/>
        </draw:line>
        <draw:frame draw:style-name="gr4" draw:text-style-name="P3" draw:layer="layout" svg:width="2.236cm" svg:height="0.967cm" svg:x="7.764cm" svg:y="11.14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3" draw:layer="layout" svg:width="2.708cm" svg:height="0.967cm" svg:x="15.892cm" svg:y="10.94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5" draw:text-style-name="P2" draw:layer="layout" svg:x1="6cm" svg:y1="14.945cm" svg:x2="19.2cm" svg:y2="14.945cm">
          <text:p/>
        </draw:line>
        <draw:frame draw:style-name="gr4" draw:text-style-name="P3" draw:layer="layout" svg:width="0.623cm" svg:height="0.855cm" svg:x="19.025cm" svg:y="15.2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6" draw:text-style-name="P2" draw:layer="layout" svg:x1="9cm" svg:y1="13.4cm" svg:x2="9cm" svg:y2="15cm">
          <text:p/>
        </draw:line>
        <draw:line draw:style-name="gr6" draw:text-style-name="P2" draw:layer="layout" svg:x1="17cm" svg:y1="13.545cm" svg:x2="17cm" svg:y2="15.145cm">
          <text:p/>
        </draw:line>
        <draw:line draw:style-name="gr6" draw:text-style-name="P2" draw:layer="layout" svg:x1="14.2cm" svg:y1="13.345cm" svg:x2="14.2cm" svg:y2="14.945cm">
          <text:p/>
        </draw:line>
        <draw:frame draw:style-name="gr4" draw:text-style-name="P3" draw:layer="layout" svg:width="3.171cm" svg:height="0.967cm" svg:x="12.476cm" svg:y="15.14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3" draw:layer="layout" svg:width="1.915cm" svg:height="0.967cm" svg:x="8.085cm" svg:y="15.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3" draw:layer="layout" svg:width="1.994cm" svg:height="0.967cm" svg:x="16.206cm" svg:y="15.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08:49:01.747570569</meta:creation-date>
    <dc:date>2017-10-04T08:21:21.895653098</dc:date>
    <meta:editing-duration>PT9H17M45S</meta:editing-duration>
    <meta:editing-cycles>7</meta:editing-cycles>
    <meta:generator>LibreOffice/5.4.0.3$Linux_X86_64 LibreOffice_project/40m0$Build-3</meta:generator>
    <meta:document-statistic meta:object-count="49"/>
  </office:meta>
</office:document-meta>
</file>

<file path=Object 1/content.xml><?xml version="1.0" encoding="utf-8"?>
<math xmlns="http://www.w3.org/1998/Math/MathML" display="block">
  <semantics>
    <mrow>
      <msub>
        <mi>m</mi>
        <mn>1</mn>
      </msub>
      <mo stretchy="false">=</mo>
      <mi>m</mi>
    </mrow>
    <annotation encoding="StarMath 5.0">m_1 = m</annotation>
  </semantics>
</math>
</file>

<file path=Object 10/content.xml><?xml version="1.0" encoding="utf-8"?>
<math xmlns="http://www.w3.org/1998/Math/MathML" display="block">
  <semantics>
    <mrow>
      <msub>
        <mi>x</mi>
        <mn>2</mn>
      </msub>
      <mo stretchy="false">=</mo>
      <mi>L</mi>
    </mrow>
    <annotation encoding="StarMath 5.0">x_2 = L</annotation>
  </semantics>
</math>
</file>

<file path=Object 12/content.xml><?xml version="1.0" encoding="utf-8"?>
<math xmlns="http://www.w3.org/1998/Math/MathML" display="block">
  <semantics>
    <mrow>
      <mrow>
        <msub>
          <mi>x</mi>
          <mi>s</mi>
        </msub>
        <mo stretchy="false">=</mo>
        <mn>2</mn>
      </mrow>
      <mrow>
        <mi>L</mi>
        <mo stretchy="false">/</mo>
        <mn>3</mn>
      </mrow>
    </mrow>
    <annotation encoding="StarMath 5.0">x_s = 2L/3</annotation>
  </semantics>
</math>
</file>

<file path=Object 13/content.xml><?xml version="1.0" encoding="utf-8"?>
<math xmlns="http://www.w3.org/1998/Math/MathML" display="block">
  <semantics>
    <mrow>
      <msub>
        <mi>x</mi>
        <mn>1</mn>
      </msub>
      <mo stretchy="false">=</mo>
      <mn>0</mn>
    </mrow>
    <annotation encoding="StarMath 5.0">x_1 = 0</annotation>
  </semantics>
</math>
</file>

<file path=Object 2/content.xml><?xml version="1.0" encoding="utf-8"?>
<math xmlns="http://www.w3.org/1998/Math/MathML" display="block">
  <semantics>
    <mrow>
      <msub>
        <mi>m</mi>
        <mn>2</mn>
      </msub>
      <mo stretchy="false">=</mo>
      <mi>m</mi>
    </mrow>
    <annotation encoding="StarMath 5.0">m_2 = m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sub>
        <mi>x</mi>
        <mn>1</mn>
      </msub>
      <mo stretchy="false">=</mo>
      <mn>0</mn>
    </mrow>
    <annotation encoding="StarMath 5.0">x_1 = 0</annotation>
  </semantics>
</math>
</file>

<file path=Object 5/content.xml><?xml version="1.0" encoding="utf-8"?>
<math xmlns="http://www.w3.org/1998/Math/MathML" display="block">
  <semantics>
    <mrow>
      <msub>
        <mi>x</mi>
        <mn>2</mn>
      </msub>
      <mo stretchy="false">=</mo>
      <mi>L</mi>
    </mrow>
    <annotation encoding="StarMath 5.0">x_2 = L</annotation>
  </semantics>
</math>
</file>

<file path=Object 6/content.xml><?xml version="1.0" encoding="utf-8"?>
<math xmlns="http://www.w3.org/1998/Math/MathML" display="block">
  <semantics>
    <mrow>
      <msub>
        <mi>x</mi>
        <mi>s</mi>
      </msub>
      <mo stretchy="false">=</mo>
      <mrow>
        <mi>L</mi>
        <mo stretchy="false">/</mo>
        <mn>2</mn>
      </mrow>
    </mrow>
    <annotation encoding="StarMath 5.0">x_s = L/2</annotation>
  </semantics>
</math>
</file>

<file path=Object 7/content.xml><?xml version="1.0" encoding="utf-8"?>
<math xmlns="http://www.w3.org/1998/Math/MathML" display="block">
  <semantics>
    <mrow>
      <msub>
        <mi>m</mi>
        <mn>1</mn>
      </msub>
      <mo stretchy="false">=</mo>
      <mi>m</mi>
    </mrow>
    <annotation encoding="StarMath 5.0">m_1 = m</annotation>
  </semantics>
</math>
</file>

<file path=Object 8/content.xml><?xml version="1.0" encoding="utf-8"?>
<math xmlns="http://www.w3.org/1998/Math/MathML" display="block">
  <semantics>
    <mrow>
      <mrow>
        <msub>
          <mi>m</mi>
          <mn>2</mn>
        </msub>
        <mo stretchy="false">=</mo>
        <mn>2</mn>
      </mrow>
      <mi>m</mi>
    </mrow>
    <annotation encoding="StarMath 5.0">m_2 = 2m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